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3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481903621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80123258550926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80122493154877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060831860944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ent</text:p>
          </table:table-cell>
        </table:table-row>
        <table:table-row table:style-name="TableLine140060831860944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1860944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17 08:01:19.31825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1860944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1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1860944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1860944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1860944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06065310444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ent</text:p>
          </table:table-cell>
        </table:table-row>
        <table:table-row table:style-name="TableLine140060653104448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0653104448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17 08:01:19.318252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0653104448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17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0653104448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060653104448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0653104448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80122467053607" text:continue-numbering="true" text:style-name="List_20_1">
        <text:list-item>
          <text:p text:style-name="BulletsLevel1">Lista simle</text:p>
        </text:list-item>
      </text:list>
      <text:list xml:id="list376594579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80122872701671" text:continue-list="list80122467053607" text:style-name="List_20_1">
        <text:list-item>
          <text:p text:style-name="BulletsLevel1">Lista simle</text:p>
        </text:list-item>
      </text:list>
      <text:list xml:id="list80122050100341" text:continue-list="list376594579" text:style-name="List_20_2">
        <text:list-item>
          <text:p text:style-name="BulletsLevel2">Lista simle</text:p>
        </text:list-item>
      </text:list>
      <text:list xml:id="list80123365174519" text:continue-list="list80122872701671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3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3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3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08:01:17</meta:creation-date>
    <meta:generator>LibreOffice/7.1.7.2$Linux_X86_64 LibreOffice_project/10$Build-2</meta:generator>
    <meta:editing-duration>PT3S</meta:editing-duration>
    <meta:editing-cycles>2</meta:editing-cycles>
    <meta:initial-creator>Turulomio</meta:initial-creator>
    <dc:description>This file have been generated with UnoGenerator-0.13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1-11-17T08:01:21.951405798</dc:date>
    <dc:title>Documentación de UnoGenerator</dc:title>
    <meta:document-statistic meta:table-count="2" meta:image-count="106" meta:object-count="0" meta:page-count="7" meta:paragraph-count="94" meta:word-count="570" meta:character-count="3736" meta:non-whitespace-character-count="3257"/>
  </office:meta>
</office:document-meta>
</file>